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38in"/>
    </style:style>
    <style:style style:name="co2" style:family="table-column">
      <style:table-column-properties fo:break-before="auto" style:column-width="0.785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entaurSep" table:style-name="ta1">
        <table:shapes>
          <draw:frame draw:z-index="0" draw:style-name="gr1" draw:text-style-name="P1" svg:width="6.2988in" svg:height="3.5429in" svg:x="5.8835in" svg:y="0.0394in">
            <draw:object draw:notify-on-update-of-ranges="CentaurSep.A1:CentaurSep.A1 CentaurSep.A2:CentaurSep.A38 CentaurSep.B1:CentaurSep.B1 CentaurSep.B2:CentaurSep.B38 CentaurSep.A1:CentaurSep.A1 CentaurSep.A2:CentaurSep.A38 CentaurSep.E1:CentaurSep.E1 CentaurSep.E2:CentaurSep.E38 CentaurSep.A1:CentaurSep.A1 CentaurSep.A2:CentaurSep.A38 CentaurSep.G1:CentaurSep.G1 CentaurSep.G2:CentaurSep.G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Separation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s/dt</text:p>
          </table:table-cell>
          <table:table-cell office:value-type="string" calcext:value-type="string">
            <text:p>dds</text:p>
          </table:table-cell>
          <table:table-cell office:value-type="string" calcext:value-type="string">
            <text:p>d2s/dt2</text:p>
          </table:table-cell>
        </table:table-row>
        <table:table-row table:style-name="ro1">
          <table:table-cell office:value-type="float" office:value="0.25587" calcext:value-type="float">
            <text:p>0.25587</text:p>
          </table:table-cell>
          <table:table-cell office:value-type="float" office:value="0.0025" calcext:value-type="float">
            <text:p>0.00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775" calcext:value-type="float">
            <text:p>0.29775</text:p>
          </table:table-cell>
          <table:table-cell office:value-type="float" office:value="0.0487" calcext:value-type="float">
            <text:p>0.0487</text:p>
          </table:table-cell>
          <table:table-cell table:formula="of:=[.B3]-[.B2]" office:value-type="float" office:value="0.0462" calcext:value-type="float">
            <text:p>0.0462</text:p>
          </table:table-cell>
          <table:table-cell table:formula="of:=[.A3]-[.A2]" office:value-type="float" office:value="0.04188" calcext:value-type="float">
            <text:p>0.04188</text:p>
          </table:table-cell>
          <table:table-cell table:formula="of:=[.C3]/[.D3]" office:value-type="float" office:value="1.10315186246418" calcext:value-type="float">
            <text:p>1.1031518624641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932" calcext:value-type="float">
            <text:p>0.34932</text:p>
          </table:table-cell>
          <table:table-cell office:value-type="float" office:value="0.1415" calcext:value-type="float">
            <text:p>0.1415</text:p>
          </table:table-cell>
          <table:table-cell table:formula="of:=[.B4]-[.B3]" office:value-type="float" office:value="0.0928" calcext:value-type="float">
            <text:p>0.0928</text:p>
          </table:table-cell>
          <table:table-cell table:formula="of:=[.A4]-[.A3]" office:value-type="float" office:value="0.05157" calcext:value-type="float">
            <text:p>0.05157</text:p>
          </table:table-cell>
          <table:table-cell table:formula="of:=[.C4]/[.D4]" office:value-type="float" office:value="1.79949583090944" calcext:value-type="float">
            <text:p>1.79949583090944</text:p>
          </table:table-cell>
          <table:table-cell table:formula="of:=[.C4]-[.C3]" office:value-type="float" office:value="0.0466" calcext:value-type="float">
            <text:p>0.0466</text:p>
          </table:table-cell>
          <table:table-cell table:formula="of:=[.F4]/[.D4]" office:value-type="float" office:value="0.903626139228233" calcext:value-type="float">
            <text:p>0.903626139228233</text:p>
          </table:table-cell>
        </table:table-row>
        <table:table-row table:style-name="ro1">
          <table:table-cell office:value-type="float" office:value="0.40089" calcext:value-type="float">
            <text:p>0.40089</text:p>
          </table:table-cell>
          <table:table-cell office:value-type="float" office:value="0.2601" calcext:value-type="float">
            <text:p>0.2601</text:p>
          </table:table-cell>
          <table:table-cell table:formula="of:=[.B5]-[.B4]" office:value-type="float" office:value="0.1186" calcext:value-type="float">
            <text:p>0.1186</text:p>
          </table:table-cell>
          <table:table-cell table:formula="of:=[.A5]-[.A4]" office:value-type="float" office:value="0.05157" calcext:value-type="float">
            <text:p>0.05157</text:p>
          </table:table-cell>
          <table:table-cell table:formula="of:=[.C5]/[.D5]" office:value-type="float" office:value="2.29978669769246" calcext:value-type="float">
            <text:p>2.29978669769246</text:p>
          </table:table-cell>
          <table:table-cell table:formula="of:=[.C5]-[.C4]" office:value-type="float" office:value="0.0258" calcext:value-type="float">
            <text:p>0.0258</text:p>
          </table:table-cell>
          <table:table-cell table:formula="of:=[.F5]/[.D5]" office:value-type="float" office:value="0.500290866783014" calcext:value-type="float">
            <text:p>0.500290866783014</text:p>
          </table:table-cell>
        </table:table-row>
        <table:table-row table:style-name="ro1">
          <table:table-cell office:value-type="float" office:value="0.45143" calcext:value-type="float">
            <text:p>0.45143</text:p>
          </table:table-cell>
          <table:table-cell office:value-type="float" office:value="0.3787" calcext:value-type="float">
            <text:p>0.3787</text:p>
          </table:table-cell>
          <table:table-cell table:formula="of:=[.B6]-[.B5]" office:value-type="float" office:value="0.1186" calcext:value-type="float">
            <text:p>0.1186</text:p>
          </table:table-cell>
          <table:table-cell table:formula="of:=[.A6]-[.A5]" office:value-type="float" office:value="0.05054" calcext:value-type="float">
            <text:p>0.05054</text:p>
          </table:table-cell>
          <table:table-cell table:formula="of:=[.C6]/[.D6]" office:value-type="float" office:value="2.34665611396913" calcext:value-type="float">
            <text:p>2.34665611396913</text:p>
          </table:table-cell>
          <table:table-cell table:formula="of:=[.C6]-[.C5]" office:value-type="float" office:value="0" calcext:value-type="float">
            <text:p>0</text:p>
          </table:table-cell>
          <table:table-cell table:formula="of:=[.F6]/[.D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197" calcext:value-type="float">
            <text:p>0.50197</text:p>
          </table:table-cell>
          <table:table-cell office:value-type="float" office:value="0.5544" calcext:value-type="float">
            <text:p>0.5544</text:p>
          </table:table-cell>
          <table:table-cell table:formula="of:=[.B7]-[.B6]" office:value-type="float" office:value="0.1757" calcext:value-type="float">
            <text:p>0.1757</text:p>
          </table:table-cell>
          <table:table-cell table:formula="of:=[.A7]-[.A6]" office:value-type="float" office:value="0.05054" calcext:value-type="float">
            <text:p>0.05054</text:p>
          </table:table-cell>
          <table:table-cell table:formula="of:=[.C7]/[.D7]" office:value-type="float" office:value="3.47645429362881" calcext:value-type="float">
            <text:p>3.47645429362881</text:p>
          </table:table-cell>
          <table:table-cell table:formula="of:=[.C7]-[.C6]" office:value-type="float" office:value="0.0571" calcext:value-type="float">
            <text:p>0.0571</text:p>
          </table:table-cell>
          <table:table-cell table:formula="of:=[.F7]/[.D7]" office:value-type="float" office:value="1.12979817965968" calcext:value-type="float">
            <text:p>1.12979817965968</text:p>
          </table:table-cell>
        </table:table-row>
        <table:table-row table:style-name="ro1">
          <table:table-cell office:value-type="float" office:value="0.55098" calcext:value-type="float">
            <text:p>0.55098</text:p>
          </table:table-cell>
          <table:table-cell office:value-type="float" office:value="0.7456" calcext:value-type="float">
            <text:p>0.7456</text:p>
          </table:table-cell>
          <table:table-cell table:formula="of:=[.B8]-[.B7]" office:value-type="float" office:value="0.1912" calcext:value-type="float">
            <text:p>0.1912</text:p>
          </table:table-cell>
          <table:table-cell table:formula="of:=[.A8]-[.A7]" office:value-type="float" office:value="0.04901" calcext:value-type="float">
            <text:p>0.04901</text:p>
          </table:table-cell>
          <table:table-cell table:formula="of:=[.C8]/[.D8]" office:value-type="float" office:value="3.90124464395021" calcext:value-type="float">
            <text:p>3.90124464395021</text:p>
          </table:table-cell>
          <table:table-cell table:formula="of:=[.C8]-[.C7]" office:value-type="float" office:value="0.0155" calcext:value-type="float">
            <text:p>0.0155</text:p>
          </table:table-cell>
          <table:table-cell table:formula="of:=[.F8]/[.D8]" office:value-type="float" office:value="0.316261987349521" calcext:value-type="float">
            <text:p>0.316261987349521</text:p>
          </table:table-cell>
        </table:table-row>
        <table:table-row table:style-name="ro1">
          <table:table-cell office:value-type="float" office:value="0.601" calcext:value-type="float">
            <text:p>0.601</text:p>
          </table:table-cell>
          <table:table-cell office:value-type="float" office:value="0.942" calcext:value-type="float">
            <text:p>0.942</text:p>
          </table:table-cell>
          <table:table-cell table:formula="of:=[.B9]-[.B8]" office:value-type="float" office:value="0.1964" calcext:value-type="float">
            <text:p>0.1964</text:p>
          </table:table-cell>
          <table:table-cell table:formula="of:=[.A9]-[.A8]" office:value-type="float" office:value="0.05002" calcext:value-type="float">
            <text:p>0.05002</text:p>
          </table:table-cell>
          <table:table-cell table:formula="of:=[.C9]/[.D9]" office:value-type="float" office:value="3.92642942822871" calcext:value-type="float">
            <text:p>3.92642942822871</text:p>
          </table:table-cell>
          <table:table-cell table:formula="of:=[.C9]-[.C8]" office:value-type="float" office:value="0.00519999999999987" calcext:value-type="float">
            <text:p>0.00519999999999987</text:p>
          </table:table-cell>
          <table:table-cell table:formula="of:=[.F9]/[.D9]" office:value-type="float" office:value="0.103958416633344" calcext:value-type="float">
            <text:p>0.103958416633344</text:p>
          </table:table-cell>
        </table:table-row>
        <table:table-row table:style-name="ro1">
          <table:table-cell office:value-type="float" office:value="0.65153" calcext:value-type="float">
            <text:p>0.65153</text:p>
          </table:table-cell>
          <table:table-cell office:value-type="float" office:value="1.2264" calcext:value-type="float">
            <text:p>1.2264</text:p>
          </table:table-cell>
          <table:table-cell table:formula="of:=[.B10]-[.B9]" office:value-type="float" office:value="0.2844" calcext:value-type="float">
            <text:p>0.2844</text:p>
          </table:table-cell>
          <table:table-cell table:formula="of:=[.A10]-[.A9]" office:value-type="float" office:value="0.0505300000000001" calcext:value-type="float">
            <text:p>0.0505300000000001</text:p>
          </table:table-cell>
          <table:table-cell table:formula="of:=[.C10]/[.D10]" office:value-type="float" office:value="5.62833960023747" calcext:value-type="float">
            <text:p>5.62833960023747</text:p>
          </table:table-cell>
          <table:table-cell table:formula="of:=[.C10]-[.C9]" office:value-type="float" office:value="0.0880000000000001" calcext:value-type="float">
            <text:p>0.0880000000000001</text:p>
          </table:table-cell>
          <table:table-cell table:formula="of:=[.F10]/[.D10]" office:value-type="float" office:value="1.74153967939838" calcext:value-type="float">
            <text:p>1.74153967939838</text:p>
          </table:table-cell>
        </table:table-row>
        <table:table-row table:style-name="ro1">
          <table:table-cell office:value-type="float" office:value="0.70154" calcext:value-type="float">
            <text:p>0.70154</text:p>
          </table:table-cell>
          <table:table-cell office:value-type="float" office:value="1.5212" calcext:value-type="float">
            <text:p>1.5212</text:p>
          </table:table-cell>
          <table:table-cell table:formula="of:=[.B11]-[.B10]" office:value-type="float" office:value="0.2948" calcext:value-type="float">
            <text:p>0.2948</text:p>
          </table:table-cell>
          <table:table-cell table:formula="of:=[.A11]-[.A10]" office:value-type="float" office:value="0.05001" calcext:value-type="float">
            <text:p>0.05001</text:p>
          </table:table-cell>
          <table:table-cell table:formula="of:=[.C11]/[.D11]" office:value-type="float" office:value="5.89482103579285" calcext:value-type="float">
            <text:p>5.89482103579285</text:p>
          </table:table-cell>
          <table:table-cell table:formula="of:=[.C11]-[.C10]" office:value-type="float" office:value="0.0104000000000002" calcext:value-type="float">
            <text:p>0.0104000000000002</text:p>
          </table:table-cell>
          <table:table-cell table:formula="of:=[.F11]/[.D11]" office:value-type="float" office:value="0.20795840831834" calcext:value-type="float">
            <text:p>0.20795840831834</text:p>
          </table:table-cell>
        </table:table-row>
        <table:table-row table:style-name="ro1">
          <table:table-cell office:value-type="float" office:value="0.75155" calcext:value-type="float">
            <text:p>0.75155</text:p>
          </table:table-cell>
          <table:table-cell office:value-type="float" office:value="1.8316" calcext:value-type="float">
            <text:p>1.8316</text:p>
          </table:table-cell>
          <table:table-cell table:formula="of:=[.B12]-[.B11]" office:value-type="float" office:value="0.3104" calcext:value-type="float">
            <text:p>0.3104</text:p>
          </table:table-cell>
          <table:table-cell table:formula="of:=[.A12]-[.A11]" office:value-type="float" office:value="0.05001" calcext:value-type="float">
            <text:p>0.05001</text:p>
          </table:table-cell>
          <table:table-cell table:formula="of:=[.C12]/[.D12]" office:value-type="float" office:value="6.20675864827034" calcext:value-type="float">
            <text:p>6.20675864827034</text:p>
          </table:table-cell>
          <table:table-cell table:formula="of:=[.C12]-[.C11]" office:value-type="float" office:value="0.0155999999999996" calcext:value-type="float">
            <text:p>0.0155999999999996</text:p>
          </table:table-cell>
          <table:table-cell table:formula="of:=[.F12]/[.D12]" office:value-type="float" office:value="0.311937612477497" calcext:value-type="float">
            <text:p>0.311937612477497</text:p>
          </table:table-cell>
        </table:table-row>
        <table:table-row table:style-name="ro1">
          <table:table-cell office:value-type="float" office:value="0.80156" calcext:value-type="float">
            <text:p>0.80156</text:p>
          </table:table-cell>
          <table:table-cell office:value-type="float" office:value="2.1782" calcext:value-type="float">
            <text:p>2.1782</text:p>
          </table:table-cell>
          <table:table-cell table:formula="of:=[.B13]-[.B12]" office:value-type="float" office:value="0.3466" calcext:value-type="float">
            <text:p>0.3466</text:p>
          </table:table-cell>
          <table:table-cell table:formula="of:=[.A13]-[.A12]" office:value-type="float" office:value="0.05001" calcext:value-type="float">
            <text:p>0.05001</text:p>
          </table:table-cell>
          <table:table-cell table:formula="of:=[.C13]/[.D13]" office:value-type="float" office:value="6.93061387722456" calcext:value-type="float">
            <text:p>6.93061387722456</text:p>
          </table:table-cell>
          <table:table-cell table:formula="of:=[.C13]-[.C12]" office:value-type="float" office:value="0.0362000000000002" calcext:value-type="float">
            <text:p>0.0362000000000002</text:p>
          </table:table-cell>
          <table:table-cell table:formula="of:=[.F13]/[.D13]" office:value-type="float" office:value="0.723855228954214" calcext:value-type="float">
            <text:p>0.723855228954214</text:p>
          </table:table-cell>
        </table:table-row>
        <table:table-row table:style-name="ro1">
          <table:table-cell office:value-type="float" office:value="0.85157" calcext:value-type="float">
            <text:p>0.85157</text:p>
          </table:table-cell>
          <table:table-cell office:value-type="float" office:value="2.5249" calcext:value-type="float">
            <text:p>2.5249</text:p>
          </table:table-cell>
          <table:table-cell table:formula="of:=[.B14]-[.B13]" office:value-type="float" office:value="0.3467" calcext:value-type="float">
            <text:p>0.3467</text:p>
          </table:table-cell>
          <table:table-cell table:formula="of:=[.A14]-[.A13]" office:value-type="float" office:value="0.05001" calcext:value-type="float">
            <text:p>0.05001</text:p>
          </table:table-cell>
          <table:table-cell table:formula="of:=[.C14]/[.D14]" office:value-type="float" office:value="6.93261347730454" calcext:value-type="float">
            <text:p>6.93261347730454</text:p>
          </table:table-cell>
          <table:table-cell table:formula="of:=[.C14]-[.C13]" office:value-type="float" office:value="0.000100000000000211" calcext:value-type="float">
            <text:p>0.000100000000000211</text:p>
          </table:table-cell>
          <table:table-cell table:formula="of:=[.F14]/[.D14]" office:value-type="float" office:value="0.00199960007998822" calcext:value-type="float">
            <text:p>0.00199960007998822</text:p>
          </table:table-cell>
        </table:table-row>
        <table:table-row table:style-name="ro1">
          <table:table-cell office:value-type="float" office:value="0.90106" calcext:value-type="float">
            <text:p>0.90106</text:p>
          </table:table-cell>
          <table:table-cell office:value-type="float" office:value="2.9078" calcext:value-type="float">
            <text:p>2.9078</text:p>
          </table:table-cell>
          <table:table-cell table:formula="of:=[.B15]-[.B14]" office:value-type="float" office:value="0.3829" calcext:value-type="float">
            <text:p>0.3829</text:p>
          </table:table-cell>
          <table:table-cell table:formula="of:=[.A15]-[.A14]" office:value-type="float" office:value="0.0494899999999999" calcext:value-type="float">
            <text:p>0.0494899999999999</text:p>
          </table:table-cell>
          <table:table-cell table:formula="of:=[.C15]/[.D15]" office:value-type="float" office:value="7.73691654879775" calcext:value-type="float">
            <text:p>7.73691654879775</text:p>
          </table:table-cell>
          <table:table-cell table:formula="of:=[.C15]-[.C14]" office:value-type="float" office:value="0.0361999999999996" calcext:value-type="float">
            <text:p>0.0361999999999996</text:p>
          </table:table-cell>
          <table:table-cell table:formula="of:=[.F15]/[.D15]" office:value-type="float" office:value="0.731460901192152" calcext:value-type="float">
            <text:p>0.731460901192152</text:p>
          </table:table-cell>
        </table:table-row>
        <table:table-row table:style-name="ro1">
          <table:table-cell office:value-type="float" office:value="0.95259" calcext:value-type="float">
            <text:p>0.95259</text:p>
          </table:table-cell>
          <table:table-cell office:value-type="float" office:value="3.3217" calcext:value-type="float">
            <text:p>3.3217</text:p>
          </table:table-cell>
          <table:table-cell table:formula="of:=[.B16]-[.B15]" office:value-type="float" office:value="0.4139" calcext:value-type="float">
            <text:p>0.4139</text:p>
          </table:table-cell>
          <table:table-cell table:formula="of:=[.A16]-[.A15]" office:value-type="float" office:value="0.0515300000000001" calcext:value-type="float">
            <text:p>0.0515300000000001</text:p>
          </table:table-cell>
          <table:table-cell table:formula="of:=[.C16]/[.D16]" office:value-type="float" office:value="8.03221424412962" calcext:value-type="float">
            <text:p>8.03221424412962</text:p>
          </table:table-cell>
          <table:table-cell table:formula="of:=[.C16]-[.C15]" office:value-type="float" office:value="0.0310000000000001" calcext:value-type="float">
            <text:p>0.0310000000000001</text:p>
          </table:table-cell>
          <table:table-cell table:formula="of:=[.F16]/[.D16]" office:value-type="float" office:value="0.601591306035321" calcext:value-type="float">
            <text:p>0.601591306035321</text:p>
          </table:table-cell>
        </table:table-row>
        <table:table-row table:style-name="ro1">
          <table:table-cell office:value-type="float" office:value="1.00208" calcext:value-type="float">
            <text:p>1.00208</text:p>
          </table:table-cell>
          <table:table-cell office:value-type="float" office:value="3.7357" calcext:value-type="float">
            <text:p>3.7357</text:p>
          </table:table-cell>
          <table:table-cell table:formula="of:=[.B17]-[.B16]" office:value-type="float" office:value="0.414" calcext:value-type="float">
            <text:p>0.414</text:p>
          </table:table-cell>
          <table:table-cell table:formula="of:=[.A17]-[.A16]" office:value-type="float" office:value="0.04949" calcext:value-type="float">
            <text:p>0.04949</text:p>
          </table:table-cell>
          <table:table-cell table:formula="of:=[.C17]/[.D17]" office:value-type="float" office:value="8.36532632855122" calcext:value-type="float">
            <text:p>8.36532632855122</text:p>
          </table:table-cell>
          <table:table-cell table:formula="of:=[.C17]-[.C16]" office:value-type="float" office:value="0.000100000000000211" calcext:value-type="float">
            <text:p>0.000100000000000211</text:p>
          </table:table-cell>
          <table:table-cell table:formula="of:=[.F17]/[.D17]" office:value-type="float" office:value="0.002020610224292" calcext:value-type="float">
            <text:p>0.002020610224292</text:p>
          </table:table-cell>
        </table:table-row>
        <table:table-row table:style-name="ro1">
          <table:table-cell office:value-type="float" office:value="1.05207" calcext:value-type="float">
            <text:p>1.05207</text:p>
          </table:table-cell>
          <table:table-cell office:value-type="float" office:value="4.1704" calcext:value-type="float">
            <text:p>4.1704</text:p>
          </table:table-cell>
          <table:table-cell table:formula="of:=[.B18]-[.B17]" office:value-type="float" office:value="0.4347" calcext:value-type="float">
            <text:p>0.4347</text:p>
          </table:table-cell>
          <table:table-cell table:formula="of:=[.A18]-[.A17]" office:value-type="float" office:value="0.04999" calcext:value-type="float">
            <text:p>0.04999</text:p>
          </table:table-cell>
          <table:table-cell table:formula="of:=[.C18]/[.D18]" office:value-type="float" office:value="8.69573914782957" calcext:value-type="float">
            <text:p>8.69573914782957</text:p>
          </table:table-cell>
          <table:table-cell table:formula="of:=[.C18]-[.C17]" office:value-type="float" office:value="0.0206999999999997" calcext:value-type="float">
            <text:p>0.0206999999999997</text:p>
          </table:table-cell>
          <table:table-cell table:formula="of:=[.F18]/[.D18]" office:value-type="float" office:value="0.414082816563307" calcext:value-type="float">
            <text:p>0.414082816563307</text:p>
          </table:table-cell>
        </table:table-row>
        <table:table-row table:style-name="ro1">
          <table:table-cell office:value-type="float" office:value="1.10207" calcext:value-type="float">
            <text:p>1.10207</text:p>
          </table:table-cell>
          <table:table-cell office:value-type="float" office:value="4.6" calcext:value-type="float">
            <text:p>4.6</text:p>
          </table:table-cell>
          <table:table-cell table:formula="of:=[.B19]-[.B18]" office:value-type="float" office:value="0.4296" calcext:value-type="float">
            <text:p>0.4296</text:p>
          </table:table-cell>
          <table:table-cell table:formula="of:=[.A19]-[.A18]" office:value-type="float" office:value="0.05" calcext:value-type="float">
            <text:p>0.05</text:p>
          </table:table-cell>
          <table:table-cell table:formula="of:=[.C19]/[.D19]" office:value-type="float" office:value="8.59199999999999" calcext:value-type="float">
            <text:p>8.59199999999999</text:p>
          </table:table-cell>
          <table:table-cell table:formula="of:=[.C19]-[.C18]" office:value-type="float" office:value="-0.0051000000000001" calcext:value-type="float">
            <text:p>-0.0051000000000001</text:p>
          </table:table-cell>
          <table:table-cell table:formula="of:=[.F19]/[.D19]" office:value-type="float" office:value="-0.102000000000002" calcext:value-type="float">
            <text:p>-0.102000000000002</text:p>
          </table:table-cell>
        </table:table-row>
        <table:table-row table:style-name="ro1">
          <table:table-cell office:value-type="float" office:value="1.15257" calcext:value-type="float">
            <text:p>1.15257</text:p>
          </table:table-cell>
          <table:table-cell office:value-type="float" office:value="5.071" calcext:value-type="float">
            <text:p>5.071</text:p>
          </table:table-cell>
          <table:table-cell table:formula="of:=[.B20]-[.B19]" office:value-type="float" office:value="0.471" calcext:value-type="float">
            <text:p>0.471</text:p>
          </table:table-cell>
          <table:table-cell table:formula="of:=[.A20]-[.A19]" office:value-type="float" office:value="0.0505" calcext:value-type="float">
            <text:p>0.0505</text:p>
          </table:table-cell>
          <table:table-cell table:formula="of:=[.C20]/[.D20]" office:value-type="float" office:value="9.32673267326733" calcext:value-type="float">
            <text:p>9.32673267326733</text:p>
          </table:table-cell>
          <table:table-cell table:formula="of:=[.C20]-[.C19]" office:value-type="float" office:value="0.0414000000000003" calcext:value-type="float">
            <text:p>0.0414000000000003</text:p>
          </table:table-cell>
          <table:table-cell table:formula="of:=[.F20]/[.D20]" office:value-type="float" office:value="0.819801980198026" calcext:value-type="float">
            <text:p>0.819801980198026</text:p>
          </table:table-cell>
        </table:table-row>
        <table:table-row table:style-name="ro1">
          <table:table-cell office:value-type="float" office:value="1.20205" calcext:value-type="float">
            <text:p>1.20205</text:p>
          </table:table-cell>
          <table:table-cell office:value-type="float" office:value="5.5523" calcext:value-type="float">
            <text:p>5.5523</text:p>
          </table:table-cell>
          <table:table-cell table:formula="of:=[.B21]-[.B20]" office:value-type="float" office:value="0.4813" calcext:value-type="float">
            <text:p>0.4813</text:p>
          </table:table-cell>
          <table:table-cell table:formula="of:=[.A21]-[.A20]" office:value-type="float" office:value="0.04948" calcext:value-type="float">
            <text:p>0.04948</text:p>
          </table:table-cell>
          <table:table-cell table:formula="of:=[.C21]/[.D21]" office:value-type="float" office:value="9.72716248989491" calcext:value-type="float">
            <text:p>9.72716248989491</text:p>
          </table:table-cell>
          <table:table-cell table:formula="of:=[.C21]-[.C20]" office:value-type="float" office:value="0.0103" calcext:value-type="float">
            <text:p>0.0103</text:p>
          </table:table-cell>
          <table:table-cell table:formula="of:=[.F21]/[.D21]" office:value-type="float" office:value="0.208164915117219" calcext:value-type="float">
            <text:p>0.208164915117219</text:p>
          </table:table-cell>
        </table:table-row>
        <table:table-row table:style-name="ro1">
          <table:table-cell office:value-type="float" office:value="1.25204" calcext:value-type="float">
            <text:p>1.25204</text:p>
          </table:table-cell>
          <table:table-cell office:value-type="float" office:value="6.0233" calcext:value-type="float">
            <text:p>6.0233</text:p>
          </table:table-cell>
          <table:table-cell table:formula="of:=[.B22]-[.B21]" office:value-type="float" office:value="0.471" calcext:value-type="float">
            <text:p>0.471</text:p>
          </table:table-cell>
          <table:table-cell table:formula="of:=[.A22]-[.A21]" office:value-type="float" office:value="0.04999" calcext:value-type="float">
            <text:p>0.04999</text:p>
          </table:table-cell>
          <table:table-cell table:formula="of:=[.C22]/[.D22]" office:value-type="float" office:value="9.42188437687538" calcext:value-type="float">
            <text:p>9.42188437687538</text:p>
          </table:table-cell>
          <table:table-cell table:formula="of:=[.C22]-[.C21]" office:value-type="float" office:value="-0.0103" calcext:value-type="float">
            <text:p>-0.0103</text:p>
          </table:table-cell>
          <table:table-cell table:formula="of:=[.F22]/[.D22]" office:value-type="float" office:value="-0.206041208241648" calcext:value-type="float">
            <text:p>-0.206041208241648</text:p>
          </table:table-cell>
        </table:table-row>
        <table:table-row table:style-name="ro1">
          <table:table-cell office:value-type="float" office:value="1.30152" calcext:value-type="float">
            <text:p>1.30152</text:p>
          </table:table-cell>
          <table:table-cell office:value-type="float" office:value="6.5098" calcext:value-type="float">
            <text:p>6.5098</text:p>
          </table:table-cell>
          <table:table-cell table:formula="of:=[.B23]-[.B22]" office:value-type="float" office:value="0.4865" calcext:value-type="float">
            <text:p>0.4865</text:p>
          </table:table-cell>
          <table:table-cell table:formula="of:=[.A23]-[.A22]" office:value-type="float" office:value="0.04948" calcext:value-type="float">
            <text:p>0.04948</text:p>
          </table:table-cell>
          <table:table-cell table:formula="of:=[.C23]/[.D23]" office:value-type="float" office:value="9.83225545675022" calcext:value-type="float">
            <text:p>9.83225545675022</text:p>
          </table:table-cell>
          <table:table-cell table:formula="of:=[.C23]-[.C22]" office:value-type="float" office:value="0.0155000000000003" calcext:value-type="float">
            <text:p>0.0155000000000003</text:p>
          </table:table-cell>
          <table:table-cell table:formula="of:=[.F23]/[.D23]" office:value-type="float" office:value="0.31325788197252" calcext:value-type="float">
            <text:p>0.31325788197252</text:p>
          </table:table-cell>
        </table:table-row>
        <table:table-row table:style-name="ro1">
          <table:table-cell office:value-type="float" office:value="1.35202" calcext:value-type="float">
            <text:p>1.35202</text:p>
          </table:table-cell>
          <table:table-cell office:value-type="float" office:value="7.0067" calcext:value-type="float">
            <text:p>7.0067</text:p>
          </table:table-cell>
          <table:table-cell table:formula="of:=[.B24]-[.B23]" office:value-type="float" office:value="0.4969" calcext:value-type="float">
            <text:p>0.4969</text:p>
          </table:table-cell>
          <table:table-cell table:formula="of:=[.A24]-[.A23]" office:value-type="float" office:value="0.0505" calcext:value-type="float">
            <text:p>0.0505</text:p>
          </table:table-cell>
          <table:table-cell table:formula="of:=[.C24]/[.D24]" office:value-type="float" office:value="9.83960396039604" calcext:value-type="float">
            <text:p>9.83960396039604</text:p>
          </table:table-cell>
          <table:table-cell table:formula="of:=[.C24]-[.C23]" office:value-type="float" office:value="0.0103999999999997" calcext:value-type="float">
            <text:p>0.0103999999999997</text:p>
          </table:table-cell>
          <table:table-cell table:formula="of:=[.F24]/[.D24]" office:value-type="float" office:value="0.205940594059401" calcext:value-type="float">
            <text:p>0.205940594059401</text:p>
          </table:table-cell>
        </table:table-row>
        <table:table-row table:style-name="ro1">
          <table:table-cell office:value-type="float" office:value="1.40149" calcext:value-type="float">
            <text:p>1.40149</text:p>
          </table:table-cell>
          <table:table-cell office:value-type="float" office:value="7.5243" calcext:value-type="float">
            <text:p>7.5243</text:p>
          </table:table-cell>
          <table:table-cell table:formula="of:=[.B25]-[.B24]" office:value-type="float" office:value="0.5176" calcext:value-type="float">
            <text:p>0.5176</text:p>
          </table:table-cell>
          <table:table-cell table:formula="of:=[.A25]-[.A24]" office:value-type="float" office:value="0.0494699999999999" calcext:value-type="float">
            <text:p>0.0494699999999999</text:p>
          </table:table-cell>
          <table:table-cell table:formula="of:=[.C25]/[.D25]" office:value-type="float" office:value="10.4629068122094" calcext:value-type="float">
            <text:p>10.4629068122094</text:p>
          </table:table-cell>
          <table:table-cell table:formula="of:=[.C25]-[.C24]" office:value-type="float" office:value="0.0206999999999997" calcext:value-type="float">
            <text:p>0.0206999999999997</text:p>
          </table:table-cell>
          <table:table-cell table:formula="of:=[.F25]/[.D25]" office:value-type="float" office:value="0.41843541540327" calcext:value-type="float">
            <text:p>0.41843541540327</text:p>
          </table:table-cell>
        </table:table-row>
        <table:table-row table:style-name="ro1">
          <table:table-cell office:value-type="float" office:value="1.45199" calcext:value-type="float">
            <text:p>1.45199</text:p>
          </table:table-cell>
          <table:table-cell office:value-type="float" office:value="8.0368" calcext:value-type="float">
            <text:p>8.0368</text:p>
          </table:table-cell>
          <table:table-cell table:formula="of:=[.B26]-[.B25]" office:value-type="float" office:value="0.512499999999999" calcext:value-type="float">
            <text:p>0.512499999999999</text:p>
          </table:table-cell>
          <table:table-cell table:formula="of:=[.A26]-[.A25]" office:value-type="float" office:value="0.0505" calcext:value-type="float">
            <text:p>0.0505</text:p>
          </table:table-cell>
          <table:table-cell table:formula="of:=[.C26]/[.D26]" office:value-type="float" office:value="10.1485148514851" calcext:value-type="float">
            <text:p>10.1485148514851</text:p>
          </table:table-cell>
          <table:table-cell table:formula="of:=[.C26]-[.C25]" office:value-type="float" office:value="-0.00510000000000055" calcext:value-type="float">
            <text:p>-0.00510000000000055</text:p>
          </table:table-cell>
          <table:table-cell table:formula="of:=[.F26]/[.D26]" office:value-type="float" office:value="-0.100990099009912" calcext:value-type="float">
            <text:p>-0.100990099009912</text:p>
          </table:table-cell>
        </table:table-row>
        <table:table-row table:style-name="ro1">
          <table:table-cell office:value-type="float" office:value="1.50146" calcext:value-type="float">
            <text:p>1.50146</text:p>
          </table:table-cell>
          <table:table-cell office:value-type="float" office:value="8.544" calcext:value-type="float">
            <text:p>8.544</text:p>
          </table:table-cell>
          <table:table-cell table:formula="of:=[.B27]-[.B26]" office:value-type="float" office:value="0.507200000000001" calcext:value-type="float">
            <text:p>0.507200000000001</text:p>
          </table:table-cell>
          <table:table-cell table:formula="of:=[.A27]-[.A26]" office:value-type="float" office:value="0.0494700000000001" calcext:value-type="float">
            <text:p>0.0494700000000001</text:p>
          </table:table-cell>
          <table:table-cell table:formula="of:=[.C27]/[.D27]" office:value-type="float" office:value="10.252678390944" calcext:value-type="float">
            <text:p>10.252678390944</text:p>
          </table:table-cell>
          <table:table-cell table:formula="of:=[.C27]-[.C26]" office:value-type="float" office:value="-0.00529999999999831" calcext:value-type="float">
            <text:p>-0.00529999999999831</text:p>
          </table:table-cell>
          <table:table-cell table:formula="of:=[.F27]/[.D27]" office:value-type="float" office:value="-0.107135637760224" calcext:value-type="float">
            <text:p>-0.107135637760224</text:p>
          </table:table-cell>
        </table:table-row>
        <table:table-row table:style-name="ro1">
          <table:table-cell office:value-type="float" office:value="1.55042" calcext:value-type="float">
            <text:p>1.55042</text:p>
          </table:table-cell>
          <table:table-cell office:value-type="float" office:value="9.0824" calcext:value-type="float">
            <text:p>9.0824</text:p>
          </table:table-cell>
          <table:table-cell table:formula="of:=[.B28]-[.B27]" office:value-type="float" office:value="0.538399999999999" calcext:value-type="float">
            <text:p>0.538399999999999</text:p>
          </table:table-cell>
          <table:table-cell table:formula="of:=[.A28]-[.A27]" office:value-type="float" office:value="0.0489599999999999" calcext:value-type="float">
            <text:p>0.0489599999999999</text:p>
          </table:table-cell>
          <table:table-cell table:formula="of:=[.C28]/[.D28]" office:value-type="float" office:value="10.9967320261438" calcext:value-type="float">
            <text:p>10.9967320261438</text:p>
          </table:table-cell>
          <table:table-cell table:formula="of:=[.C28]-[.C27]" office:value-type="float" office:value="0.0311999999999983" calcext:value-type="float">
            <text:p>0.0311999999999983</text:p>
          </table:table-cell>
          <table:table-cell table:formula="of:=[.F28]/[.D28]" office:value-type="float" office:value="0.637254901960752" calcext:value-type="float">
            <text:p>0.637254901960752</text:p>
          </table:table-cell>
        </table:table-row>
        <table:table-row table:style-name="ro1">
          <table:table-cell office:value-type="float" office:value="1.5999" calcext:value-type="float">
            <text:p>1.5999</text:p>
          </table:table-cell>
          <table:table-cell office:value-type="float" office:value="9.6207" calcext:value-type="float">
            <text:p>9.6207</text:p>
          </table:table-cell>
          <table:table-cell table:formula="of:=[.B29]-[.B28]" office:value-type="float" office:value="0.5383" calcext:value-type="float">
            <text:p>0.5383</text:p>
          </table:table-cell>
          <table:table-cell table:formula="of:=[.A29]-[.A28]" office:value-type="float" office:value="0.0494800000000002" calcext:value-type="float">
            <text:p>0.0494800000000002</text:p>
          </table:table-cell>
          <table:table-cell table:formula="of:=[.C29]/[.D29]" office:value-type="float" office:value="10.8791430881164" calcext:value-type="float">
            <text:p>10.8791430881164</text:p>
          </table:table-cell>
          <table:table-cell table:formula="of:=[.C29]-[.C28]" office:value-type="float" office:value="-0.0000999999999997669" calcext:value-type="float">
            <text:p>-9.99999999997669E-05</text:p>
          </table:table-cell>
          <table:table-cell table:formula="of:=[.F29]/[.D29]" office:value-type="float" office:value="-0.00202101859336634" calcext:value-type="float">
            <text:p>-0.00202101859336634</text:p>
          </table:table-cell>
        </table:table-row>
        <table:table-row table:style-name="ro1">
          <table:table-cell office:value-type="float" office:value="1.64937" calcext:value-type="float">
            <text:p>1.64937</text:p>
          </table:table-cell>
          <table:table-cell office:value-type="float" office:value="10.1643" calcext:value-type="float">
            <text:p>10.1643</text:p>
          </table:table-cell>
          <table:table-cell table:formula="of:=[.B30]-[.B29]" office:value-type="float" office:value="0.543600000000001" calcext:value-type="float">
            <text:p>0.543600000000001</text:p>
          </table:table-cell>
          <table:table-cell table:formula="of:=[.A30]-[.A29]" office:value-type="float" office:value="0.0494699999999999" calcext:value-type="float">
            <text:p>0.0494699999999999</text:p>
          </table:table-cell>
          <table:table-cell table:formula="of:=[.C30]/[.D30]" office:value-type="float" office:value="10.988477865373" calcext:value-type="float">
            <text:p>10.988477865373</text:p>
          </table:table-cell>
          <table:table-cell table:formula="of:=[.C30]-[.C29]" office:value-type="float" office:value="0.00530000000000186" calcext:value-type="float">
            <text:p>0.00530000000000186</text:p>
          </table:table-cell>
          <table:table-cell table:formula="of:=[.F30]/[.D30]" office:value-type="float" office:value="0.107135637760297" calcext:value-type="float">
            <text:p>0.107135637760297</text:p>
          </table:table-cell>
        </table:table-row>
        <table:table-row table:style-name="ro1">
          <table:table-cell office:value-type="float" office:value="1.69781" calcext:value-type="float">
            <text:p>1.69781</text:p>
          </table:table-cell>
          <table:table-cell office:value-type="float" office:value="10.713" calcext:value-type="float">
            <text:p>10.713</text:p>
          </table:table-cell>
          <table:table-cell table:formula="of:=[.B31]-[.B30]" office:value-type="float" office:value="0.548699999999998" calcext:value-type="float">
            <text:p>0.548699999999998</text:p>
          </table:table-cell>
          <table:table-cell table:formula="of:=[.A31]-[.A30]" office:value-type="float" office:value="0.04844" calcext:value-type="float">
            <text:p>0.04844</text:p>
          </table:table-cell>
          <table:table-cell table:formula="of:=[.C31]/[.D31]" office:value-type="float" office:value="11.3274153592072" calcext:value-type="float">
            <text:p>11.3274153592072</text:p>
          </table:table-cell>
          <table:table-cell table:formula="of:=[.C31]-[.C30]" office:value-type="float" office:value="0.005099999999997" calcext:value-type="float">
            <text:p>0.005099999999997</text:p>
          </table:table-cell>
          <table:table-cell table:formula="of:=[.F31]/[.D31]" office:value-type="float" office:value="0.105284888521821" calcext:value-type="float">
            <text:p>0.105284888521821</text:p>
          </table:table-cell>
        </table:table-row>
        <table:table-row table:style-name="ro1">
          <table:table-cell office:value-type="float" office:value="1.74729" calcext:value-type="float">
            <text:p>1.74729</text:p>
          </table:table-cell>
          <table:table-cell office:value-type="float" office:value="11.2617" calcext:value-type="float">
            <text:p>11.2617</text:p>
          </table:table-cell>
          <table:table-cell table:formula="of:=[.B32]-[.B31]" office:value-type="float" office:value="0.5487" calcext:value-type="float">
            <text:p>0.5487</text:p>
          </table:table-cell>
          <table:table-cell table:formula="of:=[.A32]-[.A31]" office:value-type="float" office:value="0.04948" calcext:value-type="float">
            <text:p>0.04948</text:p>
          </table:table-cell>
          <table:table-cell table:formula="of:=[.C32]/[.D32]" office:value-type="float" office:value="11.089329021827" calcext:value-type="float">
            <text:p>11.089329021827</text:p>
          </table:table-cell>
          <table:table-cell table:formula="of:=[.C32]-[.C31]" office:value-type="float" office:value="0" calcext:value-type="float">
            <text:p>0</text:p>
          </table:table-cell>
          <table:table-cell table:formula="of:=[.F32]/[.D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9573" calcext:value-type="float">
            <text:p>1.79573</text:p>
          </table:table-cell>
          <table:table-cell office:value-type="float" office:value="11.8104" calcext:value-type="float">
            <text:p>11.8104</text:p>
          </table:table-cell>
          <table:table-cell table:formula="of:=[.B33]-[.B32]" office:value-type="float" office:value="0.5487" calcext:value-type="float">
            <text:p>0.5487</text:p>
          </table:table-cell>
          <table:table-cell table:formula="of:=[.A33]-[.A32]" office:value-type="float" office:value="0.04844" calcext:value-type="float">
            <text:p>0.04844</text:p>
          </table:table-cell>
          <table:table-cell table:formula="of:=[.C33]/[.D33]" office:value-type="float" office:value="11.3274153592073" calcext:value-type="float">
            <text:p>11.3274153592073</text:p>
          </table:table-cell>
          <table:table-cell table:formula="of:=[.C33]-[.C32]" office:value-type="float" office:value="0" calcext:value-type="float">
            <text:p>0</text:p>
          </table:table-cell>
          <table:table-cell table:formula="of:=[.F33]/[.D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4418" calcext:value-type="float">
            <text:p>1.84418</text:p>
          </table:table-cell>
          <table:table-cell office:value-type="float" office:value="12.4006" calcext:value-type="float">
            <text:p>12.4006</text:p>
          </table:table-cell>
          <table:table-cell table:formula="of:=[.B34]-[.B33]" office:value-type="float" office:value="0.590200000000001" calcext:value-type="float">
            <text:p>0.590200000000001</text:p>
          </table:table-cell>
          <table:table-cell table:formula="of:=[.A34]-[.A33]" office:value-type="float" office:value="0.0484499999999999" calcext:value-type="float">
            <text:p>0.0484499999999999</text:p>
          </table:table-cell>
          <table:table-cell table:formula="of:=[.C34]/[.D34]" office:value-type="float" office:value="12.1816305469557" calcext:value-type="float">
            <text:p>12.1816305469557</text:p>
          </table:table-cell>
          <table:table-cell table:formula="of:=[.C34]-[.C33]" office:value-type="float" office:value="0.041500000000001" calcext:value-type="float">
            <text:p>0.041500000000001</text:p>
          </table:table-cell>
          <table:table-cell table:formula="of:=[.F34]/[.D34]" office:value-type="float" office:value="0.856553147574842" calcext:value-type="float">
            <text:p>0.856553147574842</text:p>
          </table:table-cell>
        </table:table-row>
        <table:table-row table:style-name="ro1">
          <table:table-cell office:value-type="float" office:value="1.89313" calcext:value-type="float">
            <text:p>1.89313</text:p>
          </table:table-cell>
          <table:table-cell office:value-type="float" office:value="12.9959" calcext:value-type="float">
            <text:p>12.9959</text:p>
          </table:table-cell>
          <table:table-cell table:formula="of:=[.B35]-[.B34]" office:value-type="float" office:value="0.5953" calcext:value-type="float">
            <text:p>0.5953</text:p>
          </table:table-cell>
          <table:table-cell table:formula="of:=[.A35]-[.A34]" office:value-type="float" office:value="0.0489500000000001" calcext:value-type="float">
            <text:p>0.0489500000000001</text:p>
          </table:table-cell>
          <table:table-cell table:formula="of:=[.C35]/[.D35]" office:value-type="float" office:value="12.1613891726251" calcext:value-type="float">
            <text:p>12.1613891726251</text:p>
          </table:table-cell>
          <table:table-cell table:formula="of:=[.C35]-[.C34]" office:value-type="float" office:value="0.00509999999999877" calcext:value-type="float">
            <text:p>0.00509999999999877</text:p>
          </table:table-cell>
          <table:table-cell table:formula="of:=[.F35]/[.D35]" office:value-type="float" office:value="0.104187946884551" calcext:value-type="float">
            <text:p>0.104187946884551</text:p>
          </table:table-cell>
        </table:table-row>
        <table:table-row table:style-name="ro1">
          <table:table-cell office:value-type="float" office:value="1.94208" calcext:value-type="float">
            <text:p>1.94208</text:p>
          </table:table-cell>
          <table:table-cell office:value-type="float" office:value="13.6224" calcext:value-type="float">
            <text:p>13.6224</text:p>
          </table:table-cell>
          <table:table-cell table:formula="of:=[.B36]-[.B35]" office:value-type="float" office:value="0.6265" calcext:value-type="float">
            <text:p>0.6265</text:p>
          </table:table-cell>
          <table:table-cell table:formula="of:=[.A36]-[.A35]" office:value-type="float" office:value="0.0489500000000001" calcext:value-type="float">
            <text:p>0.0489500000000001</text:p>
          </table:table-cell>
          <table:table-cell table:formula="of:=[.C36]/[.D36]" office:value-type="float" office:value="12.7987742594484" calcext:value-type="float">
            <text:p>12.7987742594484</text:p>
          </table:table-cell>
          <table:table-cell table:formula="of:=[.C36]-[.C35]" office:value-type="float" office:value="0.0312000000000001" calcext:value-type="float">
            <text:p>0.0312000000000001</text:p>
          </table:table-cell>
          <table:table-cell table:formula="of:=[.F36]/[.D36]" office:value-type="float" office:value="0.637385086823291" calcext:value-type="float">
            <text:p>0.637385086823291</text:p>
          </table:table-cell>
        </table:table-row>
        <table:table-row table:style-name="ro1">
          <table:table-cell office:value-type="float" office:value="1.99052" calcext:value-type="float">
            <text:p>1.99052</text:p>
          </table:table-cell>
          <table:table-cell office:value-type="float" office:value="14.2384" calcext:value-type="float">
            <text:p>14.2384</text:p>
          </table:table-cell>
          <table:table-cell table:formula="of:=[.B37]-[.B36]" office:value-type="float" office:value="0.616" calcext:value-type="float">
            <text:p>0.616</text:p>
          </table:table-cell>
          <table:table-cell table:formula="of:=[.A37]-[.A36]" office:value-type="float" office:value="0.04844" calcext:value-type="float">
            <text:p>0.04844</text:p>
          </table:table-cell>
          <table:table-cell table:formula="of:=[.C37]/[.D37]" office:value-type="float" office:value="12.7167630057803" calcext:value-type="float">
            <text:p>12.7167630057803</text:p>
          </table:table-cell>
          <table:table-cell table:formula="of:=[.C37]-[.C36]" office:value-type="float" office:value="-0.0105000000000004" calcext:value-type="float">
            <text:p>-0.0105000000000004</text:p>
          </table:table-cell>
          <table:table-cell table:formula="of:=[.F37]/[.D37]" office:value-type="float" office:value="-0.216763005780355" calcext:value-type="float">
            <text:p>-0.216763005780355</text:p>
          </table:table-cell>
        </table:table-row>
        <table:table-row table:style-name="ro1">
          <table:table-cell office:value-type="float" office:value="2.03691" calcext:value-type="float">
            <text:p>2.03691</text:p>
          </table:table-cell>
          <table:table-cell office:value-type="float" office:value="14.9271" calcext:value-type="float">
            <text:p>14.9271</text:p>
          </table:table-cell>
          <table:table-cell table:formula="of:=[.B38]-[.B37]" office:value-type="float" office:value="0.688699999999999" calcext:value-type="float">
            <text:p>0.688699999999999</text:p>
          </table:table-cell>
          <table:table-cell table:formula="of:=[.A38]-[.A37]" office:value-type="float" office:value="0.0463900000000002" calcext:value-type="float">
            <text:p>0.0463900000000002</text:p>
          </table:table-cell>
          <table:table-cell table:formula="of:=[.C38]/[.D38]" office:value-type="float" office:value="14.8458719551627" calcext:value-type="float">
            <text:p>14.8458719551627</text:p>
          </table:table-cell>
          <table:table-cell table:formula="of:=[.C38]-[.C37]" office:value-type="float" office:value="0.0726999999999993" calcext:value-type="float">
            <text:p>0.0726999999999993</text:p>
          </table:table-cell>
          <table:table-cell table:formula="of:=[.F38]/[.D38]" office:value-type="float" office:value="1.56714809226124" calcext:value-type="float">
            <text:p>1.567148092261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04T09:47:55.749144925</dc:date>
    <meta:editing-duration>P2DT21H48M11S</meta:editing-duration>
    <meta:editing-cycles>1</meta:editing-cycles>
    <meta:document-statistic meta:table-count="1" meta:cell-count="262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16cm" svg:y="3.703cm" style:legend-expansion="high" chart:style-name="ch2"/>
        <chart:plot-area chart:style-name="ch3" table:cell-range-address="CentaurSep.A1:CentaurSep.B38 CentaurSep.E1:CentaurSep.E38 CentaurSep.G1:CentaurSep.G38" chart:data-source-has-labels="row" svg:x="0.32cm" svg:y="0.18cm" svg:width="12.376cm" svg:height="8.64cm">
          <chart:coordinate-region svg:x="0.941cm" svg:y="0.379cm" svg:width="11.515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entaurSep.B2:CentaurSep.B38" chart:label-cell-address="CentaurSep.B1:CentaurSep.B1" chart:class="chart:scatter">
            <chart:domain table:cell-range-address="CentaurSep.A2:CentaurSep.A38"/>
            <chart:data-point chart:repeated="37"/>
          </chart:series>
          <chart:series chart:style-name="ch8" chart:values-cell-range-address="CentaurSep.E2:CentaurSep.E38" chart:label-cell-address="CentaurSep.E1:CentaurSep.E1" chart:class="chart:scatter">
            <chart:data-point chart:repeated="37"/>
          </chart:series>
          <chart:series chart:style-name="ch9" chart:values-cell-range-address="CentaurSep.G2:CentaurSep.G38" chart:label-cell-address="CentaurSep.G1:CentaurSep.G1" chart:class="chart:scatter">
            <chart:data-point chart:repeated="3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paration</text:p>
                <draw:g>
                  <svg:desc>CentaurSep.B1:CentaurSep.B1</svg:desc>
                </draw:g>
              </table:table-cell>
              <table:table-cell office:value-type="string">
                <text:p>ds/dt</text:p>
                <draw:g>
                  <svg:desc>CentaurSep.E1:CentaurSep.E1</svg:desc>
                </draw:g>
              </table:table-cell>
              <table:table-cell office:value-type="string">
                <text:p>d2s/dt2</text:p>
                <draw:g>
                  <svg:desc>CentaurSep.G1:CentaurSep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587">
                <text:p>0.25587</text:p>
                <draw:g>
                  <svg:desc>CentaurSep.A2:CentaurSep.A38</svg:desc>
                </draw:g>
              </table:table-cell>
              <table:table-cell office:value-type="float" office:value="0.0025">
                <text:p>0.0025</text:p>
                <draw:g>
                  <svg:desc>CentaurSep.B2:CentaurSep.B38</svg:desc>
                </draw:g>
              </table:table-cell>
              <table:table-cell office:value-type="float" office:value="0">
                <text:p>0</text:p>
                <draw:g>
                  <svg:desc>CentaurSep.E2:CentaurSep.E38</svg:desc>
                </draw:g>
              </table:table-cell>
              <table:table-cell office:value-type="float" office:value="0">
                <text:p>0</text:p>
                <draw:g>
                  <svg:desc>CentaurSep.G2:CentaurSep.G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9775">
                <text:p>0.29775</text:p>
              </table:table-cell>
              <table:table-cell office:value-type="float" office:value="0.0487">
                <text:p>0.0487</text:p>
              </table:table-cell>
              <table:table-cell office:value-type="float" office:value="1.10315186246418">
                <text:p>1.10315186246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932">
                <text:p>0.34932</text:p>
              </table:table-cell>
              <table:table-cell office:value-type="float" office:value="0.1415">
                <text:p>0.1415</text:p>
              </table:table-cell>
              <table:table-cell office:value-type="float" office:value="1.79949583090944">
                <text:p>1.79949583090944</text:p>
              </table:table-cell>
              <table:table-cell office:value-type="float" office:value="0.903626139228233">
                <text:p>0.9036261392282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0089">
                <text:p>0.40089</text:p>
              </table:table-cell>
              <table:table-cell office:value-type="float" office:value="0.2601">
                <text:p>0.2601</text:p>
              </table:table-cell>
              <table:table-cell office:value-type="float" office:value="2.29978669769246">
                <text:p>2.29978669769246</text:p>
              </table:table-cell>
              <table:table-cell office:value-type="float" office:value="0.500290866783014">
                <text:p>0.5002908667830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5143">
                <text:p>0.45143</text:p>
              </table:table-cell>
              <table:table-cell office:value-type="float" office:value="0.3787">
                <text:p>0.3787</text:p>
              </table:table-cell>
              <table:table-cell office:value-type="float" office:value="2.34665611396913">
                <text:p>2.34665611396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0197">
                <text:p>0.50197</text:p>
              </table:table-cell>
              <table:table-cell office:value-type="float" office:value="0.5544">
                <text:p>0.5544</text:p>
              </table:table-cell>
              <table:table-cell office:value-type="float" office:value="3.47645429362881">
                <text:p>3.47645429362881</text:p>
              </table:table-cell>
              <table:table-cell office:value-type="float" office:value="1.12979817965968">
                <text:p>1.129798179659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5098">
                <text:p>0.55098</text:p>
              </table:table-cell>
              <table:table-cell office:value-type="float" office:value="0.7456">
                <text:p>0.7456</text:p>
              </table:table-cell>
              <table:table-cell office:value-type="float" office:value="3.90124464395021">
                <text:p>3.90124464395021</text:p>
              </table:table-cell>
              <table:table-cell office:value-type="float" office:value="0.316261987349521">
                <text:p>0.3162619873495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01">
                <text:p>0.601</text:p>
              </table:table-cell>
              <table:table-cell office:value-type="float" office:value="0.942">
                <text:p>0.942</text:p>
              </table:table-cell>
              <table:table-cell office:value-type="float" office:value="3.92642942822871">
                <text:p>3.92642942822871</text:p>
              </table:table-cell>
              <table:table-cell office:value-type="float" office:value="0.103958416633344">
                <text:p>0.1039584166333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153">
                <text:p>0.65153</text:p>
              </table:table-cell>
              <table:table-cell office:value-type="float" office:value="1.2264">
                <text:p>1.2264</text:p>
              </table:table-cell>
              <table:table-cell office:value-type="float" office:value="5.62833960023747">
                <text:p>5.62833960023747</text:p>
              </table:table-cell>
              <table:table-cell office:value-type="float" office:value="1.74153967939838">
                <text:p>1.741539679398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0154">
                <text:p>0.70154</text:p>
              </table:table-cell>
              <table:table-cell office:value-type="float" office:value="1.5212">
                <text:p>1.5212</text:p>
              </table:table-cell>
              <table:table-cell office:value-type="float" office:value="5.89482103579285">
                <text:p>5.89482103579285</text:p>
              </table:table-cell>
              <table:table-cell office:value-type="float" office:value="0.20795840831834">
                <text:p>0.207958408318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5155">
                <text:p>0.75155</text:p>
              </table:table-cell>
              <table:table-cell office:value-type="float" office:value="1.8316">
                <text:p>1.8316</text:p>
              </table:table-cell>
              <table:table-cell office:value-type="float" office:value="6.20675864827034">
                <text:p>6.20675864827034</text:p>
              </table:table-cell>
              <table:table-cell office:value-type="float" office:value="0.311937612477497">
                <text:p>0.3119376124774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0156">
                <text:p>0.80156</text:p>
              </table:table-cell>
              <table:table-cell office:value-type="float" office:value="2.1782">
                <text:p>2.1782</text:p>
              </table:table-cell>
              <table:table-cell office:value-type="float" office:value="6.93061387722456">
                <text:p>6.93061387722456</text:p>
              </table:table-cell>
              <table:table-cell office:value-type="float" office:value="0.723855228954214">
                <text:p>0.7238552289542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5157">
                <text:p>0.85157</text:p>
              </table:table-cell>
              <table:table-cell office:value-type="float" office:value="2.5249">
                <text:p>2.5249</text:p>
              </table:table-cell>
              <table:table-cell office:value-type="float" office:value="6.93261347730454">
                <text:p>6.93261347730454</text:p>
              </table:table-cell>
              <table:table-cell office:value-type="float" office:value="0.00199960007998822">
                <text:p>0.001999600079988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0106">
                <text:p>0.90106</text:p>
              </table:table-cell>
              <table:table-cell office:value-type="float" office:value="2.9078">
                <text:p>2.9078</text:p>
              </table:table-cell>
              <table:table-cell office:value-type="float" office:value="7.73691654879775">
                <text:p>7.73691654879775</text:p>
              </table:table-cell>
              <table:table-cell office:value-type="float" office:value="0.731460901192152">
                <text:p>0.7314609011921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5259">
                <text:p>0.95259</text:p>
              </table:table-cell>
              <table:table-cell office:value-type="float" office:value="3.3217">
                <text:p>3.3217</text:p>
              </table:table-cell>
              <table:table-cell office:value-type="float" office:value="8.03221424412962">
                <text:p>8.03221424412962</text:p>
              </table:table-cell>
              <table:table-cell office:value-type="float" office:value="0.601591306035321">
                <text:p>0.6015913060353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0208">
                <text:p>1.00208</text:p>
              </table:table-cell>
              <table:table-cell office:value-type="float" office:value="3.7357">
                <text:p>3.7357</text:p>
              </table:table-cell>
              <table:table-cell office:value-type="float" office:value="8.36532632855122">
                <text:p>8.36532632855122</text:p>
              </table:table-cell>
              <table:table-cell office:value-type="float" office:value="0.002020610224292">
                <text:p>0.0020206102242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5207">
                <text:p>1.05207</text:p>
              </table:table-cell>
              <table:table-cell office:value-type="float" office:value="4.1704">
                <text:p>4.1704</text:p>
              </table:table-cell>
              <table:table-cell office:value-type="float" office:value="8.69573914782957">
                <text:p>8.69573914782957</text:p>
              </table:table-cell>
              <table:table-cell office:value-type="float" office:value="0.414082816563307">
                <text:p>0.4140828165633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0207">
                <text:p>1.10207</text:p>
              </table:table-cell>
              <table:table-cell office:value-type="float" office:value="4.6">
                <text:p>4.6</text:p>
              </table:table-cell>
              <table:table-cell office:value-type="float" office:value="8.59199999999999">
                <text:p>8.59199999999999</text:p>
              </table:table-cell>
              <table:table-cell office:value-type="float" office:value="-0.102000000000002">
                <text:p>-0.1020000000000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5257">
                <text:p>1.15257</text:p>
              </table:table-cell>
              <table:table-cell office:value-type="float" office:value="5.071">
                <text:p>5.071</text:p>
              </table:table-cell>
              <table:table-cell office:value-type="float" office:value="9.32673267326733">
                <text:p>9.32673267326733</text:p>
              </table:table-cell>
              <table:table-cell office:value-type="float" office:value="0.819801980198026">
                <text:p>0.8198019801980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20205">
                <text:p>1.20205</text:p>
              </table:table-cell>
              <table:table-cell office:value-type="float" office:value="5.5523">
                <text:p>5.5523</text:p>
              </table:table-cell>
              <table:table-cell office:value-type="float" office:value="9.72716248989491">
                <text:p>9.72716248989491</text:p>
              </table:table-cell>
              <table:table-cell office:value-type="float" office:value="0.208164915117219">
                <text:p>0.2081649151172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5204">
                <text:p>1.25204</text:p>
              </table:table-cell>
              <table:table-cell office:value-type="float" office:value="6.0233">
                <text:p>6.0233</text:p>
              </table:table-cell>
              <table:table-cell office:value-type="float" office:value="9.42188437687538">
                <text:p>9.42188437687538</text:p>
              </table:table-cell>
              <table:table-cell office:value-type="float" office:value="-0.206041208241648">
                <text:p>-0.2060412082416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0152">
                <text:p>1.30152</text:p>
              </table:table-cell>
              <table:table-cell office:value-type="float" office:value="6.5098">
                <text:p>6.5098</text:p>
              </table:table-cell>
              <table:table-cell office:value-type="float" office:value="9.83225545675022">
                <text:p>9.83225545675022</text:p>
              </table:table-cell>
              <table:table-cell office:value-type="float" office:value="0.31325788197252">
                <text:p>0.313257881972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5202">
                <text:p>1.35202</text:p>
              </table:table-cell>
              <table:table-cell office:value-type="float" office:value="7.0067">
                <text:p>7.0067</text:p>
              </table:table-cell>
              <table:table-cell office:value-type="float" office:value="9.83960396039604">
                <text:p>9.83960396039604</text:p>
              </table:table-cell>
              <table:table-cell office:value-type="float" office:value="0.205940594059401">
                <text:p>0.2059405940594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40149">
                <text:p>1.40149</text:p>
              </table:table-cell>
              <table:table-cell office:value-type="float" office:value="7.5243">
                <text:p>7.5243</text:p>
              </table:table-cell>
              <table:table-cell office:value-type="float" office:value="10.4629068122094">
                <text:p>10.4629068122094</text:p>
              </table:table-cell>
              <table:table-cell office:value-type="float" office:value="0.41843541540327">
                <text:p>0.418435415403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5199">
                <text:p>1.45199</text:p>
              </table:table-cell>
              <table:table-cell office:value-type="float" office:value="8.0368">
                <text:p>8.0368</text:p>
              </table:table-cell>
              <table:table-cell office:value-type="float" office:value="10.1485148514851">
                <text:p>10.1485148514851</text:p>
              </table:table-cell>
              <table:table-cell office:value-type="float" office:value="-0.100990099009912">
                <text:p>-0.1009900990099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0146">
                <text:p>1.50146</text:p>
              </table:table-cell>
              <table:table-cell office:value-type="float" office:value="8.544">
                <text:p>8.544</text:p>
              </table:table-cell>
              <table:table-cell office:value-type="float" office:value="10.252678390944">
                <text:p>10.252678390944</text:p>
              </table:table-cell>
              <table:table-cell office:value-type="float" office:value="-0.107135637760224">
                <text:p>-0.1071356377602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5042">
                <text:p>1.55042</text:p>
              </table:table-cell>
              <table:table-cell office:value-type="float" office:value="9.0824">
                <text:p>9.0824</text:p>
              </table:table-cell>
              <table:table-cell office:value-type="float" office:value="10.9967320261438">
                <text:p>10.9967320261438</text:p>
              </table:table-cell>
              <table:table-cell office:value-type="float" office:value="0.637254901960752">
                <text:p>0.6372549019607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5999">
                <text:p>1.5999</text:p>
              </table:table-cell>
              <table:table-cell office:value-type="float" office:value="9.6207">
                <text:p>9.6207</text:p>
              </table:table-cell>
              <table:table-cell office:value-type="float" office:value="10.8791430881164">
                <text:p>10.8791430881164</text:p>
              </table:table-cell>
              <table:table-cell office:value-type="float" office:value="-0.00202101859336634">
                <text:p>-0.002021018593366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4937">
                <text:p>1.64937</text:p>
              </table:table-cell>
              <table:table-cell office:value-type="float" office:value="10.1643">
                <text:p>10.1643</text:p>
              </table:table-cell>
              <table:table-cell office:value-type="float" office:value="10.988477865373">
                <text:p>10.988477865373</text:p>
              </table:table-cell>
              <table:table-cell office:value-type="float" office:value="0.107135637760297">
                <text:p>0.1071356377602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69781">
                <text:p>1.69781</text:p>
              </table:table-cell>
              <table:table-cell office:value-type="float" office:value="10.713">
                <text:p>10.713</text:p>
              </table:table-cell>
              <table:table-cell office:value-type="float" office:value="11.3274153592072">
                <text:p>11.3274153592072</text:p>
              </table:table-cell>
              <table:table-cell office:value-type="float" office:value="0.105284888521821">
                <text:p>0.1052848885218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74729">
                <text:p>1.74729</text:p>
              </table:table-cell>
              <table:table-cell office:value-type="float" office:value="11.2617">
                <text:p>11.2617</text:p>
              </table:table-cell>
              <table:table-cell office:value-type="float" office:value="11.089329021827">
                <text:p>11.089329021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79573">
                <text:p>1.79573</text:p>
              </table:table-cell>
              <table:table-cell office:value-type="float" office:value="11.8104">
                <text:p>11.8104</text:p>
              </table:table-cell>
              <table:table-cell office:value-type="float" office:value="11.3274153592073">
                <text:p>11.3274153592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84418">
                <text:p>1.84418</text:p>
              </table:table-cell>
              <table:table-cell office:value-type="float" office:value="12.4006">
                <text:p>12.4006</text:p>
              </table:table-cell>
              <table:table-cell office:value-type="float" office:value="12.1816305469557">
                <text:p>12.1816305469557</text:p>
              </table:table-cell>
              <table:table-cell office:value-type="float" office:value="0.856553147574842">
                <text:p>0.8565531475748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89313">
                <text:p>1.89313</text:p>
              </table:table-cell>
              <table:table-cell office:value-type="float" office:value="12.9959">
                <text:p>12.9959</text:p>
              </table:table-cell>
              <table:table-cell office:value-type="float" office:value="12.1613891726251">
                <text:p>12.1613891726251</text:p>
              </table:table-cell>
              <table:table-cell office:value-type="float" office:value="0.104187946884551">
                <text:p>0.1041879468845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94208">
                <text:p>1.94208</text:p>
              </table:table-cell>
              <table:table-cell office:value-type="float" office:value="13.6224">
                <text:p>13.6224</text:p>
              </table:table-cell>
              <table:table-cell office:value-type="float" office:value="12.7987742594484">
                <text:p>12.7987742594484</text:p>
              </table:table-cell>
              <table:table-cell office:value-type="float" office:value="0.637385086823291">
                <text:p>0.6373850868232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99052">
                <text:p>1.99052</text:p>
              </table:table-cell>
              <table:table-cell office:value-type="float" office:value="14.2384">
                <text:p>14.2384</text:p>
              </table:table-cell>
              <table:table-cell office:value-type="float" office:value="12.7167630057803">
                <text:p>12.7167630057803</text:p>
              </table:table-cell>
              <table:table-cell office:value-type="float" office:value="-0.216763005780355">
                <text:p>-0.2167630057803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03691">
                <text:p>2.03691</text:p>
              </table:table-cell>
              <table:table-cell office:value-type="float" office:value="14.9271">
                <text:p>14.9271</text:p>
              </table:table-cell>
              <table:table-cell office:value-type="float" office:value="14.8458719551627">
                <text:p>14.8458719551627</text:p>
              </table:table-cell>
              <table:table-cell office:value-type="float" office:value="1.56714809226124">
                <text:p>1.567148092261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